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angal1" svg:font-family="Mangal" style:font-pitch="variable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7.936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9.073cm"/>
    </style:style>
    <style:style style:name="co5" style:family="table-column">
      <style:table-column-properties fo:break-before="auto" style:column-width="11.599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12.569cm"/>
    </style:style>
    <style:style style:name="co8" style:family="table-column">
      <style:table-column-properties fo:break-before="auto" style:column-width="1.138cm"/>
    </style:style>
    <style:style style:name="co9" style:family="table-column">
      <style:table-column-properties fo:break-before="auto" style:column-width="12.84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14.878cm"/>
    </style:style>
    <style:style style:name="co13" style:family="table-column">
      <style:table-column-properties fo:break-before="auto" style:column-width="2.584cm"/>
    </style:style>
    <style:style style:name="co14" style:family="table-column">
      <style:table-column-properties fo:break-before="auto" style:column-width="5.36cm"/>
    </style:style>
    <style:style style:name="co15" style:family="table-column">
      <style:table-column-properties fo:break-before="auto" style:column-width="5.472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4.08cm" fo:break-before="auto" style:use-optimal-row-height="false"/>
    </style:style>
    <style:style style:name="ro3" style:family="table-row">
      <style:table-row-properties style:row-height="2.027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F" fo:font-size="12pt" fo:language="en" fo:country="US" style:font-size-asian="12pt" style:language-asian="en" style:country-asian="US" style:font-size-complex="6.80000019073486pt" style:language-complex="en" style:country-complex="US"/>
    </style:style>
    <style:style style:name="ce5" style:family="table-cell" style:parent-style-name="Default">
      <style:text-properties style:font-name="F" fo:font-size="12pt" fo:language="en" fo:country="US" style:font-name-asian="Lucida Sans Unicode" style:font-size-asian="12pt" style:language-asian="en" style:country-asian="US" style:font-name-complex="Tahoma" style:font-size-complex="6.80000019073486pt" style:language-complex="en" style:country-complex="US"/>
    </style:style>
    <style:style style:name="ce6" style:family="table-cell" style:parent-style-name="Default">
      <style:text-properties style:font-name="F" fo:font-size="12pt" fo:language="en" fo:country="US" style:font-name-asian="Arial" style:font-size-asian="12pt" style:language-asian="en" style:country-asian="US" style:font-name-complex="Arial" style:font-size-complex="6.80000019073486pt" style:language-complex="en" style:country-complex="US"/>
    </style:style>
    <style:style style:name="ce7" style:family="table-cell" style:parent-style-name="Default">
      <style:text-properties style:font-name="Times New Roman" fo:font-size="12pt" fo:language="en" fo:country="US" style:font-size-asian="12pt" style:language-asian="en" style:country-asian="US" style:font-size-complex="6.80000019073486pt" style:language-complex="en" style:country-complex="US"/>
    </style:style>
    <style:style style:name="ce8" style:family="table-cell" style:parent-style-name="Default">
      <style:text-properties fo:font-size="12pt" fo:language="en" fo:country="US" style:font-size-asian="12pt" style:language-asian="en" style:country-asian="US" style:font-size-complex="6.80000019073486pt" style:language-complex="en" style:country-complex="US"/>
    </style:style>
    <style:style style:name="ce9" style:family="table-cell" style:parent-style-name="Default">
      <style:text-properties style:font-name="Times New Roman" fo:font-size="12pt" fo:language="en" fo:country="US" style:font-name-asian="Arial" style:font-size-asian="12pt" style:language-asian="en" style:country-asian="US" style:font-name-complex="Arial" style:font-size-complex="6.80000019073486pt" style:language-complex="en" style:country-complex="US"/>
    </style:style>
    <style:style style:name="ce10" style:family="table-cell" style:parent-style-name="Default">
      <style:text-properties style:font-name="F" style:language-asian="en" style:country-asian="US" style:language-complex="en" style:country-complex="US"/>
    </style:style>
    <style:style style:name="ce1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cffcc" style:text-align-source="fix" style:repeat-content="false"/>
      <style:paragraph-properties fo:text-align="justify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outline="false" style:text-line-through-style="none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2" style:family="text">
      <style:text-properties style:text-outline="false" style:text-line-through-style="none" fo:font-size="12pt" fo:language="en" fo:country="US" fo:font-style="normal" fo:text-shadow="none" style:text-underline-style="none" fo:font-weight="normal" style:font-name-asian="Mangal1" style:font-size-asian="12pt" style:font-style-asian="normal" style:font-weight-asian="normal" style:font-name-complex="Mangal1" style:font-size-complex="6.80000019073486pt" style:font-style-complex="normal" style:font-weight-complex="normal" style:text-emphasize="none"/>
    </style:style>
    <style:style style:name="T3" style:family="text">
      <style:text-properties style:text-outline="false" style:text-line-through-style="none" style:font-name="F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4" style:family="text">
      <style:text-properties style:text-outline="false" style:text-line-through-style="none" style:font-name="F" fo:font-size="12pt" fo:language="en" fo:country="US" fo:font-style="normal" fo:text-shadow="none" style:text-underline-style="none" fo:font-weight="normal" style:font-name-asian="Mangal1" style:font-size-asian="12pt" style:font-style-asian="normal" style:font-weight-asian="normal" style:font-name-complex="Mangal1" style:font-size-complex="6.80000019073486pt" style:font-style-complex="normal" style:font-weight-complex="normal" style:text-emphasize="none"/>
    </style:style>
    <style:style style:name="T5" style:family="text">
      <style:text-properties style:font-name="F" fo:font-size="12pt" fo:language="en" fo:country="US" style:font-size-asian="12pt" style:font-size-complex="6.80000019073486pt"/>
    </style:style>
    <style:style style:name="T6" style:family="text">
      <style:text-properties style:font-name="F" fo:font-size="12pt" fo:language="en" fo:country="US" style:font-name-asian="Times New Roman" style:font-size-asian="12pt" style:font-name-complex="Times New Roman" style:font-size-complex="6.80000019073486pt"/>
    </style:style>
    <style:style style:name="T7" style:family="text">
      <style:text-properties style:font-name="F" fo:font-size="12pt" fo:language="en" fo:country="US" style:font-name-asian="Arial" style:font-size-asian="12pt" style:font-name-complex="Arial" style:font-size-complex="6.80000019073486pt"/>
    </style:style>
    <style:style style:name="T8" style:family="text">
      <style:text-properties style:font-name="Times New Roman" fo:font-size="12pt" fo:language="en" fo:country="US" style:font-name-asian="Arial" style:font-size-asian="12pt" style:font-name-complex="Arial" style:font-size-complex="6.80000019073486pt"/>
    </style:style>
    <style:style style:name="T9" style:family="text"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6.80000019073486pt" style:font-style-complex="normal" style:font-weight-complex="normal" style:text-emphasize="none"/>
    </style:style>
    <style:style style:name="T10" style:family="text"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Mangal1" style:font-size-asian="12pt" style:font-style-asian="normal" style:font-weight-asian="normal" style:font-name-complex="Mangal1" style:font-size-complex="6.80000019073486pt" style:font-style-complex="normal" style:font-weight-complex="normal" style:text-emphasize="none"/>
    </style:style>
    <style:style style:name="T11" style:family="text"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12" style:family="text">
      <style:text-properties fo:color="#808080" style:font-name="F" fo:font-size="12pt" fo:language="en" fo:country="US" style:font-size-asian="12pt" style:font-size-complex="6.80000019073486pt"/>
    </style:style>
    <style:style style:name="T13" style:family="text">
      <style:text-properties fo:color="#808080" style:text-outline="false" style:text-line-through-style="none" style:font-name="F" fo:font-size="12pt" fo:language="en" fo:country="US" fo:font-style="normal" fo:text-shadow="none" style:text-underline-style="none" fo:font-weight="normal" style:font-size-asian="12pt" style:font-style-asian="normal" style:font-weight-asian="normal" style:font-size-complex="6.80000019073486pt" style:font-style-complex="normal" style:font-weight-complex="normal" style:text-emphasize="none"/>
    </style:style>
    <style:style style:name="T14" style:family="text">
      <style:text-properties fo:color="#808080" style:text-outline="false" style:text-line-through-style="none" style:font-name="F" fo:font-size="12pt" fo:language="en" fo:country="US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6.80000019073486pt" style:font-style-complex="normal" style:font-weight-complex="normal" style:text-emphasize="none"/>
    </style:style>
    <style:style style:name="T15" style:family="text">
      <style:text-properties style:text-outline="false" style:text-line-through-style="none" style:font-name="F" fo:font-size="12pt" fo:language="en" fo:country="US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6.80000019073486pt" style:font-style-complex="normal" style:font-weight-complex="normal" style:text-emphasize="none"/>
    </style:style>
    <style:style style:name="T16" style:family="text">
      <style:text-properties style:font-name="Times New Roman" fo:font-size="12pt" fo:language="en" fo:country="US" style:font-name-asian="Mangal1" style:font-size-asian="12pt" style:font-name-complex="Mangal1" style:font-size-complex="6.80000019073486pt"/>
    </style:style>
    <style:style style:name="T17" style:family="text">
      <style:text-properties style:text-outline="false" style:text-line-through-style="none" style:font-name="Times New Roman" fo:font-size="12pt" fo:language="en" fo:country="US" fo:font-style="italic" fo:text-shadow="none" style:text-underline-style="none" fo:font-weight="normal" style:font-name-asian="Mangal1" style:font-size-asian="12pt" style:font-style-asian="italic" style:font-weight-asian="normal" style:font-name-complex="Mangal1" style:font-size-complex="6.80000019073486pt" style:font-style-complex="italic" style:font-weight-complex="normal" style:text-emphasize="none"/>
    </style:style>
    <style:style style:name="T18" style:family="text">
      <style:text-properties fo:font-size="12pt" fo:language="en" fo:country="US" style:font-name-asian="Mangal1" style:font-size-asian="12pt" style:font-name-complex="Mangal1" style:font-size-complex="6.80000019073486pt"/>
    </style:style>
    <style:style style:name="T19" style:family="text">
      <style:text-properties style:font-name="F" fo:font-size="12pt" fo:language="en" fo:country="US" fo:font-style="italic" style:font-name-asian="Times New Roman" style:font-size-asian="12pt" style:font-style-asian="italic" style:font-name-complex="Times New Roman" style:font-size-complex="6.80000019073486pt" style:font-style-complex="italic"/>
    </style:style>
    <style:style style:name="T20" style:family="text">
      <style:text-properties fo:color="#808080" style:font-name="F" fo:font-size="12pt" fo:language="en" fo:country="US" fo:font-style="italic" style:font-name-asian="Times New Roman" style:font-size-asian="12pt" style:font-style-asian="italic" style:font-name-complex="Times New Roman" style:font-size-complex="6.80000019073486pt" style:font-style-complex="italic"/>
    </style:style>
    <style:style style:name="T21" style:family="text">
      <style:text-properties fo:color="#808080" style:text-outline="false" style:text-line-through-style="none" style:font-name="F" fo:font-size="12pt" fo:language="en" fo:country="US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22" style:family="text">
      <style:text-properties fo:color="#808080" style:text-outline="false" style:text-line-through-style="none" style:font-name="F" fo:font-size="12pt" fo:language="en" fo:country="US" fo:font-style="normal" fo:text-shadow="none" style:text-underline-style="none" fo:font-weight="normal" style:font-name-asian="Mangal1" style:font-size-asian="12pt" style:font-style-asian="normal" style:font-weight-asian="normal" style:font-name-complex="Mangal1" style:font-size-complex="6.80000019073486pt" style:font-style-complex="normal" style:font-weight-complex="normal" style:text-emphasize="none"/>
    </style:style>
    <style:style style:name="T23" style:family="text">
      <style:text-properties fo:color="#808080" style:font-name="F" fo:font-size="12pt" fo:language="en" fo:country="US" style:font-name-asian="Times New Roman" style:font-size-asian="12pt" style:font-name-complex="Times New Roman" style:font-size-complex="6.80000019073486pt"/>
    </style:style>
    <style:style style:name="T24" style:family="text">
      <style:text-properties fo:color="#808080" style:text-outline="false" style:text-line-through-style="none" style:font-name="F" fo:font-size="12pt" fo:language="en" fo:country="US" fo:text-shadow="none" style:text-underline-style="none" fo:font-weight="normal" style:font-name-asian="Times New Roman" style:font-size-asian="12pt" style:font-weight-asian="normal" style:font-name-complex="Times New Roman" style:font-size-complex="6.80000019073486pt" style:font-weight-complex="normal" style:text-emphasize="none"/>
    </style:style>
    <style:style style:name="T25" style:family="text">
      <style:text-properties style:font-name="F" fo:font-size="12pt" fo:language="en" fo:country="US" fo:font-style="italic" style:font-name-asian="Arial" style:font-size-asian="12pt" style:font-style-asian="italic" style:font-name-complex="Arial" style:font-size-complex="6.80000019073486pt" style:font-style-complex="italic"/>
    </style:style>
    <style:style style:name="T26" style:family="text">
      <style:text-properties style:font-name="F" fo:font-size="12pt" fo:language="en" fo:country="US" style:font-name-asian="Mangal1" style:font-size-asian="12pt" style:font-name-complex="Mangal1" style:font-size-complex="6.80000019073486pt"/>
    </style:style>
    <style:style style:name="T27" style:family="text">
      <style:text-properties fo:color="#000000" style:text-outline="false" style:text-line-through-style="none" style:font-name="Times New Roman" fo:font-size="12pt" fo:letter-spacing="normal" fo:language="en" fo:country="US" fo:font-style="normal" fo:text-shadow="none" style:text-underline-style="none" fo:font-weight="normal" style:letter-kerning="false" style:font-name-asian="Segoe UI" style:font-size-asian="12pt" style:font-style-asian="normal" style:font-weight-asian="normal" style:font-name-complex="Segoe UI" style:font-size-complex="6.80000019073486pt" style:font-style-complex="normal" style:font-weight-complex="normal" style:text-emphasize="none"/>
    </style:style>
    <style:style style:name="T28" style:family="text">
      <style:text-properties fo:color="#000000" style:text-outline="false" style:text-line-through-style="none" style:font-name="Times New Roman" fo:font-size="12pt" fo:letter-spacing="normal" fo:language="en" fo:country="US" fo:font-style="normal" fo:text-shadow="none" style:text-underline-style="none" fo:font-weight="normal" style:letter-kerning="false" style:font-name-asian="Mangal1" style:font-size-asian="12pt" style:font-style-asian="normal" style:font-weight-asian="normal" style:font-name-complex="Mangal1" style:font-size-complex="6.80000019073486pt" style:font-style-complex="normal" style:font-weight-complex="normal" style:text-emphasize="none"/>
    </style:style>
  </office:automatic-styles>
  <office:body>
    <office:spreadsheet>
      <table:table table:name="Info gener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>
            <text:p>Patología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Causas</text:p>
          </table:table-cell>
          <table:table-cell table:style-name="ce1" office:value-type="string">
            <text:p>Sintomatología</text:p>
          </table:table-cell>
          <table:table-cell table:style-name="ce1" office:value-type="string">
            <text:p>Tratamiento</text:p>
          </table:table-cell>
          <table:table-cell table:number-columns-repeated="1019"/>
        </table:table-row>
        <table:table-row table:style-name="ro2">
          <table:table-cell office:value-type="string">
            <text:p>Queratocono</text:p>
          </table:table-cell>
          <table:table-cell table:style-name="ce3" office:value-type="string">
            <text:p><text:span text:style-name="T1">Es una enfermedad ocular que afecta la estructura de </text:span><text:span text:style-name="T2">la </text:span><text:span text:style-name="T2">córnea, el tejido transparente que cubre la parte frontal </text:span><text:span text:style-name="T2">del ojo. Con esta afección, la forma de la córnea cambia </text:span><text:span text:style-name="T2">lentamente de la forma redonda a una forma cónica. El </text:span><text:span text:style-name="T2">ojo sobresale. </text:span></text:p>
          </table:table-cell>
          <table:table-cell office:value-type="string">
            <text:p>Desconocida</text:p>
          </table:table-cell>
          <table:table-cell table:style-name="ce3" office:value-type="string">
            <text:p><text:span text:style-name="T18">Problemas de visión.</text:span></text:p>
            <text:p><text:span text:style-name="T2">Empañamiento </text:span><text:span text:style-name="T1">sutil de la visión <text:s/>(que </text:span><text:span text:style-name="T2">no puede corregirse </text:span><text:span text:style-name="T2">con gafas)</text:span></text:p>
            <text:p><text:span text:style-name="T18">halos, resplandor u otros problemas de visión nocturna.</text:span></text:p>
            <text:p><text:span text:style-name="T18">Empeoramiento de la miopía.</text:span></text:p>
            <text:p><text:span text:style-name="T18">Desarrollo de astigmatismo.</text:span></text:p>
          </table:table-cell>
          <table:table-cell table:style-name="ce3" office:value-type="string">
            <text:p><text:span text:style-name="T1">Las lentes de contacto son el principal tratamiento para la </text:span><text:span text:style-name="T1">mayoría de los </text:span><text:span text:style-name="T2">pacientes que sufren queratocono. </text:span></text:p>
            <text:p><text:span text:style-name="T18">El uso de gafas de sol al aire libre después de recibir el </text:span><text:span text:style-name="T18">diagnóstico puede ayudar a retardar o prevenir el </text:span><text:span text:style-name="T18">progreso de la enfermedad. </text:span></text:p>
            <text:p><text:span text:style-name="T18">Durante muchos años, el único tratamiento quirúrgico ha </text:span><text:span text:style-name="T18">sido el  <text:s/>transplante de córnea.</text:span></text:p>
            <text:p><text:span text:style-name="T18">Las siguientes tecnologías más novedosas pueden </text:span><text:span text:style-name="T18">demorar o prevenir la necesidad de un trasplante de </text:span><text:span text:style-name="T18">córnea: </text:span></text:p>
            <text:p><text:span text:style-name="T18">Energía de radiofrecuencia alta (queratoplastia </text:span><text:span text:style-name="T18">conductiva): cambia la forma de la córnea, de manera que </text:span><text:span text:style-name="T18">los lentes de contacto funcionen mejor. </text:span></text:p>
            <text:p><text:span text:style-name="T18">Implantes corneales (segmentos de anillos </text:span><text:span text:style-name="T18">intracorneales): cambia la forma de la córnea,  de manera </text:span><text:span text:style-name="T18">que los lentes de contacto funcionen mejor. </text:span></text:p>
            <text:p><text:span text:style-name="T18">Entrecruzamiento corneal: es un tratamiento experimental </text:span><text:span text:style-name="T18">que provoca que la córnea se vuelva dura e impide que la </text:span><text:span text:style-name="T18">afección empeore. La córnea se puede luego reformar </text:span><text:span text:style-name="T18">con corrección de la visión con láser.</text:span></text:p>
          </table:table-cell>
          <table:table-cell table:number-columns-repeated="1019"/>
        </table:table-row>
        <table:table-row table:style-name="ro3">
          <table:table-cell office:value-type="string">
            <text:p>Glaucoma</text:p>
          </table:table-cell>
          <table:table-cell table:style-name="ce4" office:value-type="string">
            <text:p><text:span text:style-name="T3">Es un grupo de afecciones oculares que pueden </text:span><text:span text:style-name="T4">dañar al nervio </text:span><text:span text:style-name="T4">óptico, el cual envía las imágenes que usted ve al cerebro. Con </text:span><text:span text:style-name="T4">frecuencia, el daño al nervio óptico es causado por el aumento </text:span><text:span text:style-name="T4">de la presión intraocular pudiendo llegar a provocar ceguera.</text:span></text:p>
          </table:table-cell>
          <table:table-cell table:style-name="ce5" office:value-type="string">
            <text:p><text:span text:style-name="T5"/></text:p>
            <text:p><text:span text:style-name="T7">En todos los casos el incremento de la presión intraocular </text:span><text:span text:style-name="T7">produce daños en el nervio óptico. </text:span></text:p>
            <text:p><text:span text:style-name="T7">Las gotas para dilatar los ojos así como ciertos medicamentos </text:span><text:span text:style-name="T7">pueden desencadenar un ataque agudo de glaucoma.</text:span></text:p>
            <text:p><text:span text:style-name="T5"/></text:p>
            <text:p><text:span text:style-name="T7">Existen cuatro tipos principales de glaucoma:</text:span></text:p>
            <text:p><text:span text:style-name="T5"/></text:p>
            <text:p><text:span text:style-name="T7">Glaucoma de ángulo abierto: Aumento de la presión intraocular </text:span><text:span text:style-name="T7">lentamente. Tiene un componente genético.</text:span></text:p>
            <text:p><text:span text:style-name="T7">Glaucoma de ángulo cerrado: Aumento de la presión intraocular </text:span><text:span text:style-name="T7">repentino.</text:span></text:p>
            <text:p><text:span text:style-name="T12">Glaucoma congénito: <text:s/>Se al nacer presenta cuando el ojo no se </text:span><text:span text:style-name="T12">desarrolla normalmente, con frecuencia es hereditario.</text:span></text:p>
            <text:p><text:span text:style-name="T12">Glaucoma secundario. Sus principales causas son:</text:span></text:p>
            <text:p><text:span text:style-name="T12">Fármacos como los corticoesteroides</text:span></text:p>
            <text:p><text:span text:style-name="T13">Enfermedades oculares como la </text:span><text:span text:style-name="T14">uveítis</text:span><text:span text:style-name="T13"> (una infección de la </text:span><text:span text:style-name="T13">capa media del ojo)</text:span></text:p>
            <text:p><text:span text:style-name="T12">Enfermedades como la diabetes</text:span></text:p>
            <text:p><text:span text:style-name="T12">Lesión ocular</text:span></text:p>
          </table:table-cell>
          <table:table-cell table:style-name="ce10" office:value-type="string">
            <text:p><text:span text:style-name="T19">Glaucoma De Ángulo Abierto</text:span></text:p>
            <text:p><text:span text:style-name="T6">La mayoría de las personas no presenta síntomas.</text:span></text:p>
            <text:p><text:span text:style-name="T3">Pérdida lenta de la visión (periférica) lateral </text:span><text:span text:style-name="T4">(también llamada </text:span><text:span text:style-name="T4">visión del túnel).</text:span></text:p>
            <text:p><text:span text:style-name="T5"/></text:p>
            <text:p><text:span text:style-name="T19">Glaucoma De Ángulo Cerrado</text:span></text:p>
            <text:p><text:span text:style-name="T3">Los síntomas pueden aparecer y desaparecer al principio o </text:span><text:span text:style-name="T4">empeorar constantemente. Usted puede notar:</text:span></text:p>
            <text:p><text:span text:style-name="T6">Dolor súbito e intenso en un ojo</text:span></text:p>
            <text:p><text:span text:style-name="T3">Visión borrosa o disminuida, a menudo denominada "visión </text:span><text:span text:style-name="T4">nublada"</text:span></text:p>
            <text:p><text:span text:style-name="T6">Náuseas y vómitos</text:span></text:p>
            <text:p><text:span text:style-name="T6">Halos similares al arcoíris alrededor de las luces</text:span></text:p>
            <text:p><text:span text:style-name="T6">Enrojecimiento de los ojos</text:span></text:p>
            <text:p><text:span text:style-name="T6">Sensación de inflamación en el ojo</text:span></text:p>
            <text:p><text:span text:style-name="T5"/></text:p>
            <text:p><text:span text:style-name="T20">Glaucoma Congénito</text:span></text:p>
            <text:p><text:span text:style-name="T21">Los síntomas se notan frecuentemente a los pocos meses de </text:span><text:span text:style-name="T22">edad en los niños.</text:span></text:p>
            <text:p><text:span text:style-name="T23">Opacidad en la parte frontal del ojo</text:span></text:p>
            <text:p><text:span text:style-name="T23">Agrandamiento de uno o ambos ojos</text:span></text:p>
            <text:p><text:span text:style-name="T23">Enrojecimiento de los ojos</text:span></text:p>
            <text:p><text:span text:style-name="T23">Sensibilidad a la luz</text:span></text:p>
            <text:p><text:span text:style-name="T23">Lagrimeo</text:span></text:p>
            <text:p><text:span text:style-name="T5"/></text:p>
            <text:p><text:span text:style-name="T12">Glaucoma Secundario</text:span></text:p>
            <text:p><text:span text:style-name="T5"/></text:p>
            <text:p><text:span text:style-name="T24">Según la causa, los síntomas pueden ser como de glaucoma </text:span><text:span text:style-name="T12">de </text:span><text:span text:style-name="T12">ángulo abierto o de ángulo cerrado.</text:span></text:p>
            <text:p><text:span text:style-name="T5"/></text:p>
            <text:p><text:span text:style-name="T5"/></text:p>
          </table:table-cell>
          <table:table-cell table:style-name="ce4" office:value-type="string">
            <text:p><text:span text:style-name="T15">Si usted ha tenido glaucoma agudo en un ojo, está en riesgo de </text:span><text:span text:style-name="T15">tenerlo en el segundo ojo. Es probable que su proveedor de </text:span><text:span text:style-name="T15">atención médica le trate el segundo ojo para prevenir un primer </text:span><text:span text:style-name="T4">ataque en ese ojo.</text:span></text:p>
            <text:p><text:span text:style-name="T5"/></text:p>
            <text:p><text:span text:style-name="T15">El objetivo del tratamiento es reducir la presión ocular. El </text:span><text:span text:style-name="T15">tratamiento depende del tipo de glaucoma que usted </text:span><text:span text:style-name="T4">tenga.</text:span></text:p>
            <text:p><text:span text:style-name="T5"/></text:p>
            <text:p><text:span text:style-name="T25">Glaucoma De Ángulo Abierto </text:span></text:p>
            <text:p><text:span text:style-name="T7">Fármacos en forma de gotas para los ojos.</text:span></text:p>
            <text:p><text:span text:style-name="T4">Administración de</text:span><text:span text:style-name="T15"> pastillas para disminuir la presión en el ojo.</text:span></text:p>
            <text:p><text:span text:style-name="T7">En la terapia con láser (se emplea un láser indoloro para abrir </text:span><text:span text:style-name="T7">los canales por donde sale el líquido).</text:span></text:p>
            <text:p><text:span text:style-name="T15">Cirugía (El médico abrirá un nuevo canal de </text:span><text:span text:style-name="T4">manera que el </text:span><text:span text:style-name="T4">líquido pueda escapar bajando de esta forma la presión </text:span><text:span text:style-name="T4">intraocular).</text:span></text:p>
            <text:p><text:span text:style-name="T15">Implantes (pueden ayudar a tratar el glaucoma en personas que </text:span><text:span text:style-name="T15">se </text:span><text:span text:style-name="T4">someten a cirugía para las cataratas).</text:span></text:p>
            <text:p><text:span text:style-name="T5"/></text:p>
            <text:p><text:span text:style-name="T25">Glaucoma De Ángulo Agudo</text:span></text:p>
            <text:p><text:span text:style-name="T5"/></text:p>
            <text:p><text:span text:style-name="T15">Un ataque de glaucoma de ángulo cerrado agudo es una </text:span><text:span text:style-name="T15">emergencia médica. Se puede presentar ceguera en unos </text:span><text:span text:style-name="T4">cuantos </text:span><text:span text:style-name="T4">días si no recibe tratamiento.</text:span></text:p>
            <text:p><text:span text:style-name="T15">Medicación por vía intravenosa para bajar la presión del </text:span><text:span text:style-name="T4">ojo.</text:span></text:p>
            <text:p><text:span text:style-name="T15">Operación de emergencia (iridotomía: <text:s/>el médico utiliza un láser </text:span><text:span text:style-name="T4">para abrir un nuevo canal en el iris que evitará otro ataque).</text:span></text:p>
            <text:p><text:span text:style-name="T5"/></text:p>
            <text:p><text:span text:style-name="T12">Glaucoma Congénito</text:span></text:p>
            <text:p><text:span text:style-name="T12">Cirugía (anestesia general)</text:span></text:p>
            <text:p><text:span text:style-name="T5"/></text:p>
            <text:p><text:span text:style-name="T12">Glaucoma Secundario </text:span></text:p>
            <text:p><text:span text:style-name="T12">Dependiendo de la causa, el tratamiento será el mismo que en el </text:span><text:span text:style-name="T12">caso de glaucoma de ángulo abierto o agudo.</text:span></text:p>
            <text:p><text:span text:style-name="T5"/></text:p>
          </table:table-cell>
          <table:table-cell table:number-columns-repeated="1019"/>
        </table:table-row>
        <table:table-row table:style-name="ro1">
          <table:table-cell office:value-type="string">
            <text:p>Cataratas</text:p>
          </table:table-cell>
          <table:table-cell table:style-name="ce5" office:value-type="string">
            <text:p><text:span text:style-name="T5"/></text:p>
            <text:p><text:span text:style-name="T6">Una catarata es una opacidad del cristalino del ojo.</text:span></text:p>
            <text:p><text:span text:style-name="T7">El cristalino del ojo normalmente es transparente. Actúa como </text:span><text:span text:style-name="T7">una lente en una cámara, enfocando la luz a medida que esta </text:span><text:span text:style-name="T7">pasa hasta la parte posterior del ojo.</text:span></text:p>
            <text:p><text:span text:style-name="T7">Hasta los 45 años de edad aproximadamente, la forma del </text:span><text:span text:style-name="T7">cristalino es capaz de cambiar. Esto permite que el cristalino </text:span><text:span text:style-name="T7">enfoque sobre un objeto, ya sea que esté cerca o lejos.</text:span></text:p>
            <text:p><text:span text:style-name="T7">A medida que una persona envejece, las proteínas del cristalino </text:span><text:span text:style-name="T7">comienzan a descomponerse. En consecuencia, este se torna </text:span><text:span text:style-name="T7">opaco. Lo que el ojo ve puede aparecer borroso.</text:span></text:p>
            <text:p><text:span text:style-name="T5"/></text:p>
          </table:table-cell>
          <table:table-cell table:style-name="ce6" office:value-type="string">
            <text:p><text:span text:style-name="T7">Diabetes</text:span></text:p>
            <text:p><text:span text:style-name="T7">Inflamación del ojo</text:span></text:p>
            <text:p><text:span text:style-name="T7">Lesión en el ojo</text:span></text:p>
            <text:p><text:span text:style-name="T7">Antecedentes familiares de cataratas</text:span></text:p>
            <text:p><text:span text:style-name="T7">Uso prolongado de corticosteroides (tomados por vía oral) o </text:span><text:span text:style-name="T7">algunas otras medicinas</text:span></text:p>
            <text:p><text:span text:style-name="T7">Exposición a la radiación</text:span></text:p>
            <text:p><text:span text:style-name="T7">Tabaquismo</text:span></text:p>
            <text:p><text:span text:style-name="T7">Cirugía por otro problema ocular</text:span></text:p>
            <text:p><text:span text:style-name="T7">Demasiada exposición a la luz ultravioleta (luz solar)</text:span></text:p>
            <text:p><text:span text:style-name="T7">En muchos casos, la causa de la catarata se desconoce.</text:span></text:p>
          </table:table-cell>
          <table:table-cell table:style-name="ce4" office:value-type="string">
            <text:p><text:span text:style-name="T6">Ser sensible al resplandor</text:span></text:p>
            <text:p><text:span text:style-name="T6">Visión nublada, borrosa, difusa o velada</text:span></text:p>
            <text:p><text:span text:style-name="T6">Dificultad para ver en la noche o con luz tenue</text:span></text:p>
            <text:p><text:span text:style-name="T6">Visión doble</text:span></text:p>
            <text:p><text:span text:style-name="T6">Pérdida de la intensidad de los colores</text:span></text:p>
            <text:p><text:span text:style-name="T3">Problemas para ver contornos contra un fondo o la </text:span><text:span text:style-name="T4">diferencia </text:span><text:span text:style-name="T4">entre sombras de colores</text:span></text:p>
            <text:p><text:span text:style-name="T6">Ver halos alrededor de las luces</text:span></text:p>
            <text:p><text:span text:style-name="T6">Cambios frecuentes en las prescripciones de anteojos</text:span></text:p>
            <text:p><text:span text:style-name="T3"><text:s/></text:span><text:span text:style-name="T3">Las cataratas llevan a una disminución en la visión, incluso </text:span><text:span text:style-name="T4">con </text:span><text:span text:style-name="T4">la luz del día. </text:span></text:p>
          </table:table-cell>
          <table:table-cell table:style-name="ce6" office:value-type="string">
            <text:p><text:span text:style-name="T7">El único tratamiento para una catarata es la cirugía </text:span><text:span text:style-name="T7">(extirpación).</text:span></text:p>
            <text:p><text:span text:style-name="T5"/></text:p>
            <text:p><text:span text:style-name="T7">Recomendaciones para una catarata incipiente:</text:span></text:p>
            <text:p><text:span text:style-name="T7">Cambio en la prescripción de anteojos</text:span></text:p>
            <text:p><text:span text:style-name="T7">Mejor iluminación</text:span></text:p>
            <text:p><text:span text:style-name="T7">Lentes de aumento</text:span></text:p>
            <text:p><text:span text:style-name="T7">Gafas de sol</text:span></text:p>
          </table:table-cell>
          <table:table-cell table:number-columns-repeated="1019"/>
        </table:table-row>
        <table:table-row table:style-name="ro1">
          <table:table-cell office:value-type="string">
            <text:p>Conjuntivitis</text:p>
          </table:table-cell>
          <table:table-cell table:style-name="ce6" office:value-type="string">
            <text:p>Es la hinchazón (inflamación) o infección de la conjuntiva, la membrana que recubre los párpados y cubre la esclerótica del ojo.</text:p>
          </table:table-cell>
          <table:table-cell table:style-name="ce4" office:value-type="string">
            <text:p><text:span text:style-name="T15">La conjuntivitis casi siempre es causada por un virus. La </text:span><text:span text:style-name="T15">conjuntivitis viral se denomina "queratoconjuntivitis" </text:span><text:span text:style-name="T15">(conjuntivitis aguda) y ciertas formas de ésta se pueden </text:span><text:span text:style-name="T15">propagar fácilmente entre </text:span><text:span text:style-name="T4">los niños.</text:span></text:p>
            <text:p><text:span text:style-name="T7">Alergias (conjuntivitis alérgica)</text:span></text:p>
            <text:p><text:span text:style-name="T7">Bacterias</text:span></text:p>
            <text:p><text:span text:style-name="T7">Ciertas enfermedades</text:span></text:p>
            <text:p><text:span text:style-name="T7">Exposición a químicos</text:span></text:p>
            <text:p><text:span text:style-name="T7">Clamidia</text:span></text:p>
            <text:p><text:span text:style-name="T7">Hongos</text:span></text:p>
            <text:p><text:span text:style-name="T7">Parásitos (rara vez)</text:span></text:p>
            <text:p><text:span text:style-name="T7">Uso de lentes de contacto (especialmente lentes de uso </text:span><text:span text:style-name="T7">prolongado)</text:span></text:p>
            <text:p><text:span text:style-name="T7">Los recién nacidos pueden ser infectados por la bacteria en la </text:span><text:span text:style-name="T7">vía del parto. Esta afección se denomina oftalmia neonatal y se </text:span><text:span text:style-name="T7">debe tratar de inmediato para preservar la visión.</text:span></text:p>
            <text:p><text:span text:style-name="T5"/></text:p>
            <text:p><text:span text:style-name="T5"/></text:p>
          </table:table-cell>
          <table:table-cell table:style-name="ce6" office:value-type="string">
            <text:p><text:span text:style-name="T7">Visión borrosa</text:span></text:p>
            <text:p><text:span text:style-name="T7">Costras que se forman en el párpado durante la noche</text:span></text:p>
            <text:p><text:span text:style-name="T7">Dolor de ojos</text:span></text:p>
            <text:p><text:span text:style-name="T7">Sensación arenosa en los ojos</text:span></text:p>
            <text:p><text:span text:style-name="T7">Aumento del lagrimeo</text:span></text:p>
            <text:p><text:span text:style-name="T7">Picazón en los ojos</text:span></text:p>
            <text:p><text:span text:style-name="T7">Enrojecimiento de los ojos</text:span></text:p>
            <text:p><text:span text:style-name="T7">Sensibilidad a la luz</text:span></text:p>
          </table:table-cell>
          <table:table-cell table:style-name="ce4" office:value-type="string">
            <text:p><text:span text:style-name="T7">El tratamiento de la conjuntivitis depende de la causa:</text:span></text:p>
            <text:p><text:span text:style-name="T5"/></text:p>
            <text:p><text:span text:style-name="T7">Conjuntivitis alérgica:</text:span></text:p>
            <text:p><text:span text:style-name="T15">Mejora cuando se tratan las alergias y puede desaparecer por sí </text:span><text:span text:style-name="T15">sola cuando se </text:span><text:span text:style-name="T4">evitan los desencadenantes de dichas alergias.</text:span></text:p>
            <text:p><text:span text:style-name="T26">Este tipo de conjuntivitis se puede aliviar con la aplicación de </text:span><text:span text:style-name="T26">compresas frías.</text:span></text:p>
            <text:p><text:span text:style-name="T5"/></text:p>
            <text:p><text:span text:style-name="T26">Conjuntivitis bacteriana:</text:span></text:p>
            <text:p><text:span text:style-name="T7">Los medicamentos con antibióticos, casi siempre en la forma de </text:span><text:span text:style-name="T7">gotas oftálmicas</text:span></text:p>
            <text:p><text:span text:style-name="T7">aplicación de compresas tibias sobre los ojos cerrados.</text:span></text:p>
            <text:p><text:span text:style-name="T5"/></text:p>
            <text:p><text:span text:style-name="T26">La conjuntivitis viral:</text:span></text:p>
            <text:p><text:span text:style-name="T26">Desaparece por sí sola. Las gotas oftálmicas con esteroides </text:span><text:span text:style-name="T26">suaves pueden ayudar a aliviar la molestia.</text:span></text:p>
            <text:p><text:span text:style-name="T7">Aplicación de compresas tibias sobre los ojos cerrados.</text:span></text:p>
            <text:p><text:span text:style-name="T5"/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esprendimiento de retina</text:p>
          </table:table-cell>
          <table:table-cell table:style-name="ce7" office:value-type="string">
            <text:p><text:span text:style-name="T8">Es la separación de la membrana sensible a la luz (retina) en la </text:span><text:span text:style-name="T8">parte posterior del ojo de sus capas de soporte.</text:span></text:p>
            <text:p><text:span text:style-name="T9">Cuando se presenta el desprendimiento de retina, el sangrado </text:span><text:span text:style-name="T9">proveniente de los vasos sanguíneos cercanos puede causar </text:span><text:span text:style-name="T9">opacidad en el interior del ojo, de manera que es posible que </text:span><text:span text:style-name="T9">usted </text:span><text:span text:style-name="T10">no vea claramente o que no vea en absoluto. La visión </text:span><text:span text:style-name="T10">central puede resultar seriamente afectada si la mácula, la parte </text:span><text:span text:style-name="T10">de la retina responsable de la visión fina y detallada, se </text:span><text:span text:style-name="T10">desprende.</text:span></text:p>
          </table:table-cell>
          <table:table-cell table:style-name="ce7" office:value-type="string">
            <text:p><text:span text:style-name="T9">El tipo más común de desprendimiento de retina con frecuencia </text:span><text:span text:style-name="T9">se debe a un desgarro o perforación en dicha retina, a través del </text:span><text:span text:style-name="T9">cual se pueden filtrar los líquidos del ojo. Esto causa la </text:span><text:span text:style-name="T10">separación de la retina de los tejidos subyacentes, muy parecido </text:span><text:span text:style-name="T10">a una burbuja debajo de un papel decorativo. Esto casi siempre </text:span><text:span text:style-name="T10">se debe a una afección llamada desprendimiento vítreo </text:span><text:span text:style-name="T10">posterior.</text:span></text:p>
            <text:p><text:span text:style-name="T16">También puede ser causado por un traumatismo y una miopía </text:span><text:span text:style-name="T16">muy grave. </text:span></text:p>
            <text:p><text:span text:style-name="T16">Un antecedente familiar de desprendimiento de retina también </text:span><text:span text:style-name="T16">incrementa el riesgo.</text:span></text:p>
            <text:p><text:span text:style-name="T9">Otro tipo de desprendimiento de retina se denomina </text:span><text:span text:style-name="T9">desprendimiento por tracción. Este tipo ocurre en personas con </text:span><text:span text:style-name="T9">diabetes no controlada, que tienen antecedentes de cirugía de </text:span><text:span text:style-name="T9">retina o que </text:span><text:span text:style-name="T10">tienen inflamación crónica.</text:span></text:p>
          </table:table-cell>
          <table:table-cell table:style-name="ce9" office:value-type="string">
            <text:p><text:span text:style-name="T8">Destellos de luz brillante, especialmente en la visión periférica</text:span></text:p>
            <text:p><text:span text:style-name="T8">Visión borrosa</text:span></text:p>
            <text:p><text:span text:style-name="T8">Moscas volantes en el ojo</text:span></text:p>
            <text:p><text:span text:style-name="T8">Sombra o ceguera en una parte del campo visual de un ojo</text:span></text:p>
          </table:table-cell>
          <table:table-cell table:style-name="ce7" office:value-type="string">
            <text:p><text:span text:style-name="T8">Cirugía:</text:span></text:p>
            <text:p><text:span text:style-name="T10">Retinopexia neumática: </text:span><text:span text:style-name="T9">colocar una burbuja de gas en el ojo.</text:span></text:p>
            <text:p><text:span text:style-name="T8">Introflexión o indentación escleral: empujar suavemente la </text:span><text:span text:style-name="T8">pared del ojo hacia arriba contra la retina.</text:span></text:p>
            <text:p><text:span text:style-name="T9">Vitrectomía: extraer el gel o el tejido cicatricial que tira de la </text:span><text:span text:style-name="T9">retina, empleada para los desprendimientos o </text:span><text:span text:style-name="T10">desgarros más </text:span><text:span text:style-name="T10">grandes.</text:span></text:p>
          </table:table-cell>
          <table:table-cell table:number-columns-repeated="1019"/>
        </table:table-row>
        <table:table-row table:style-name="ro1">
          <table:table-cell office:value-type="string">
            <text:p>Acromatopsia</text:p>
          </table:table-cell>
          <table:table-cell table:style-name="ce8" office:value-type="string">
            <text:p><text:span text:style-name="T5"/></text:p>
            <text:p><text:span text:style-name="T11">Enfermedad congénita, </text:span><text:span text:style-name="T10">hereditaria, cuya patología radica en la </text:span><text:span text:style-name="T10">malformación de los conos, por lo que hay incapacidad de </text:span><text:span text:style-name="T10">distinguir algunos colores, pudiendo llegar a una ceguera total </text:span><text:span text:style-name="T10">de los colores.</text:span></text:p>
            <text:p><text:span text:style-name="T5"/></text:p>
          </table:table-cell>
          <table:table-cell table:style-name="ce9" office:value-type="string">
            <text:p>Genética debido a un gen recesivo ligado al sexo, siendo más común en hombres.</text:p>
          </table:table-cell>
          <table:table-cell office:value-type="string">
            <text:p>Alteración para discriminar los colores y tono normales. Fotosensibilidad grave <text:s/>Deterioro de la visión Agudeza visual es muy baja especialmente en los espacios con altos niveles de iluminación. </text:p>
          </table:table-cell>
          <table:table-cell table:style-name="ce8" office:value-type="string">
            <text:p><text:span text:style-name="T5"/></text:p>
            <text:p><text:span text:style-name="T11">No se puede tratar, lo mejor es conocerlo, hacerse un </text:span><text:span text:style-name="T11">diagnóstico y aprender </text:span><text:span text:style-name="T10">a vivir con las dificultades conocidas. </text:span></text:p>
          </table:table-cell>
          <table:table-cell table:number-columns-repeated="1019"/>
        </table:table-row>
        <table:table-row table:style-name="ro1">
          <table:table-cell office:value-type="string">
            <text:p>Estrabismo</text:p>
          </table:table-cell>
          <table:table-cell table:style-name="ce5" office:value-type="string">
            <text:p><text:span text:style-name="T5"/></text:p>
            <text:p><text:span text:style-name="T8">Es un trastorno en el cual los dos ojos no se alinean en la misma </text:span><text:span text:style-name="T8">dirección y, por lo tanto, no miran al mismo objeto al mismo </text:span><text:span text:style-name="T8">tiempo. La afección se conoce más comúnmente como "ojos </text:span><text:span text:style-name="T8">bizcos" (estrabismo convergente).</text:span></text:p>
            <text:p><text:span text:style-name="T5"/></text:p>
          </table:table-cell>
          <table:table-cell table:style-name="ce7" office:value-type="string">
            <text:p><text:span text:style-name="T8">La mayor</text:span><text:span text:style-name="T8">僘 </text:span><text:span text:style-name="T8">de las veces, el problema tiene que ver con el </text:span><text:span text:style-name="T8">control muscular y no con la fortaleza del m</text:span><text:span text:style-name="T8">俍</text:span><text:span text:style-name="T8">culo.</text:span></text:p>
            <text:p><text:span text:style-name="T8">En la mayoría de los niños con estrabismo, la causa se </text:span><text:span text:style-name="T8">desconoce.</text:span></text:p>
            <text:p><text:span text:style-name="T9">Algunas veces, la </text:span><text:span text:style-name="T10">ambliopía, tambien llamada</text:span><text:span text:style-name="T17"> “ojo vago” </text:span><text:span text:style-name="T10">se </text:span><text:span text:style-name="T10">presenta primero y causa el estrabismo. </text:span></text:p>
            <text:p><text:span text:style-name="T5"/></text:p>
            <text:p><text:span text:style-name="T8">El estrabismo que aparece en los adultos puede ser causado por:</text:span></text:p>
            <text:p><text:span text:style-name="T8">Botulismo</text:span></text:p>
            <text:p><text:span text:style-name="T8">Diabetes (causa una afección conocida como estrabismo </text:span><text:span text:style-name="T8">paralítico adquirido)</text:span></text:p>
            <text:p><text:span text:style-name="T8">Enfermedad de Graves</text:span></text:p>
            <text:p><text:span text:style-name="T8">Síndrome de Guillain-Barré</text:span></text:p>
            <text:p><text:span text:style-name="T8">Lesión en el ojo</text:span></text:p>
            <text:p><text:span text:style-name="T8">Intoxicación por mariscos</text:span></text:p>
            <text:p><text:span text:style-name="T8">Accidente cerebrovascular</text:span></text:p>
            <text:p><text:span text:style-name="T8">Lesión cerebral traumática</text:span></text:p>
            <text:p><text:span text:style-name="T8">Pérdida de la visión por cualquier enfermedad o lesión ocular</text:span></text:p>
          </table:table-cell>
          <table:table-cell table:style-name="ce5" office:value-type="string">
            <text:p><text:span text:style-name="T5"/></text:p>
            <text:p><text:span text:style-name="T8">Visión doble.</text:span></text:p>
            <text:p><text:span text:style-name="T8">Ojos que no se alinean en la misma dirección.</text:span></text:p>
            <text:p><text:span text:style-name="T8">Movimientos oculares descoordinados (los ojos no se mueven </text:span><text:span text:style-name="T8">juntos).</text:span></text:p>
            <text:p><text:span text:style-name="T8">Pérdida de la visión o de la percepción de profundidad. </text:span></text:p>
            <text:p><text:span text:style-name="T5"/></text:p>
            <text:p><text:span text:style-name="T8">Pueden estar presentes todo el tiempo o pueden aparecer y </text:span><text:span text:style-name="T8">desaparecer.</text:span></text:p>
            <text:p><text:span text:style-name="T5"/></text:p>
          </table:table-cell>
          <table:table-cell table:style-name="ce7" office:value-type="string">
            <text:p><text:span text:style-name="T16">Gafas graduadas</text:span></text:p>
            <text:p><text:span text:style-name="T9">tratar la ambliopía: se coloca un parche sobre el ojo bueno, lo </text:span><text:span text:style-name="T9">cual obliga al ojo más </text:span><text:span text:style-name="T10">débil a trabajar más intensamente y </text:span><text:span text:style-name="T10">obtener una mejor visión.</text:span></text:p>
            <text:p><text:span text:style-name="T9">Cirugía de los músculos oculares. Se fortalecerán </text:span><text:span text:style-name="T10">o se </text:span><text:span text:style-name="T10">debilitarán diferentes músculos en el ojo. Si el estrabismo ha </text:span><text:span text:style-name="T10">ocurrido debido a la pérdida de la visión, será necesario </text:span><text:span text:style-name="T10">corregirla antes.</text:span></text:p>
            <text:p><text:span text:style-name="T9">Para casos leves, ejercicios de los </text:span><text:span text:style-name="T10">músculos oculares para </text:span><text:span text:style-name="T10">ayudarles a mantener los ojos derechos.</text:span></text:p>
          </table:table-cell>
          <table:table-cell table:number-columns-repeated="1019"/>
        </table:table-row>
        <table:table-row table:style-name="ro1">
          <table:table-cell office:value-type="string">
            <text:p>Presbicia</text:p>
          </table:table-cell>
          <table:table-cell table:style-name="ce5" office:value-type="string">
            <text:p><text:span text:style-name="T5"/></text:p>
            <text:p><text:span text:style-name="T8">Es una afección en la cual el cristalino del ojo pierde su </text:span><text:span text:style-name="T8">capacidad para enfocar. Esto dificulta el hecho de ver objetos </text:span><text:span text:style-name="T8">cercanos.</text:span></text:p>
          </table:table-cell>
          <table:table-cell table:style-name="ce9" office:value-type="string">
            <text:p><text:span text:style-name="T8">La principal causa es la edad, lo que conlleva:</text:span></text:p>
            <text:p><text:span text:style-name="T8">Pérdida de elasticidad del cristalino.</text:span></text:p>
            <text:p><text:span text:style-name="T8">Pérdida del tono de los músculos ciliares.</text:span></text:p>
            <text:p><text:span text:style-name="T5"/></text:p>
          </table:table-cell>
          <table:table-cell table:style-name="ce9" office:value-type="string">
            <text:p><text:span text:style-name="T8">Disminución en la capacidad para enfocar objetos cercanos</text:span></text:p>
            <text:p><text:span text:style-name="T8">Fatiga ocular</text:span></text:p>
            <text:p><text:span text:style-name="T8">Dolor de cabeza</text:span></text:p>
          </table:table-cell>
          <table:table-cell table:style-name="ce7" office:value-type="string">
            <text:p><text:span text:style-name="T8">No existe cura.</text:span></text:p>
            <text:p><text:span text:style-name="T9"><text:s/></text:span><text:span text:style-name="T9">Conforme empeora la presbicia necesitará una corrección </text:span><text:span text:style-name="T9">óptica</text:span><text:span text:style-name="T10">.</text:span></text:p>
            <text:p><text:span text:style-name="T16">Está en desarrollo la corrección mediante cirugía.</text:span>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a de síntoma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row table:style-name="ro4">
          <table:table-cell table:style-name="ce1" office:value-type="string">
            <text:p>Patología</text:p>
          </table:table-cell>
          <table:table-cell table:style-name="ce1" office:value-type="string">
            <text:p>Síntomas</text:p>
          </table:table-cell>
          <table:table-cell table:number-columns-repeated="11"/>
        </table:table-row>
        <table:table-row table:style-name="ro5">
          <table:table-cell office:value-type="string">
            <text:p>Queratocono</text:p>
          </table:table-cell>
          <table:table-cell office:value-type="string">
            <text:p><text:span text:style-name="T2">Empañamiento </text:span><text:span text:style-name="T1">sutil de la visión <text:s/>(que </text:span><text:span text:style-name="T2">no puede corregirse con </text:span><text:span text:style-name="T2">gafas)</text:span></text:p>
          </table:table-cell>
          <table:table-cell table:number-columns-repeated="11"/>
        </table:table-row>
        <table:table-row table:style-name="ro5">
          <table:table-cell office:value-type="string">
            <text:p>Queratocono</text:p>
          </table:table-cell>
          <table:table-cell office:value-type="string">
            <text:p>Ver halos alrededor de las luces</text:p>
          </table:table-cell>
          <table:table-cell table:number-columns-repeated="11"/>
        </table:table-row>
        <table:table-row table:style-name="ro5">
          <table:table-cell office:value-type="string">
            <text:p>Queratocono</text:p>
          </table:table-cell>
          <table:table-cell office:value-type="string">
            <text:p>Ser sensible al resplandor</text:p>
          </table:table-cell>
          <table:table-cell table:number-columns-repeated="11"/>
        </table:table-row>
        <table:table-row table:style-name="ro5">
          <table:table-cell office:value-type="string">
            <text:p>Queratocono</text:p>
          </table:table-cell>
          <table:table-cell office:value-type="string">
            <text:p>problemas de visión nocturna o con luz tenue.</text:p>
          </table:table-cell>
          <table:table-cell table:number-columns-repeated="11"/>
        </table:table-row>
        <table:table-row table:style-name="ro5">
          <table:table-cell office:value-type="string">
            <text:p>Queratocono</text:p>
          </table:table-cell>
          <table:table-cell office:value-type="string">
            <text:p>Empeoramiento de la miopía.</text:p>
          </table:table-cell>
          <table:table-cell table:number-columns-repeated="11"/>
        </table:table-row>
        <table:table-row table:style-name="ro5">
          <table:table-cell office:value-type="string">
            <text:p>Queratocono</text:p>
          </table:table-cell>
          <table:table-cell office:value-type="string">
            <text:p>Desarrollo de astigmatismo.</text:p>
          </table:table-cell>
          <table:table-cell table:number-columns-repeated="11"/>
        </table:table-row>
        <table:table-row table:style-name="ro5">
          <table:table-cell office:value-type="string">
            <text:p>CATARATAS</text:p>
          </table:table-cell>
          <table:table-cell office:value-type="string">
            <text:p>Ser sensible al resplandor</text:p>
          </table:table-cell>
          <table:table-cell table:number-columns-repeated="11"/>
        </table:table-row>
        <table:table-row table:style-name="ro5">
          <table:table-cell office:value-type="string">
            <text:p>CATARATAS</text:p>
          </table:table-cell>
          <table:table-cell office:value-type="string">
            <text:p>Visión nublada, borrosa, difusa o velada</text:p>
          </table:table-cell>
          <table:table-cell table:number-columns-repeated="11"/>
        </table:table-row>
        <table:table-row table:style-name="ro5">
          <table:table-cell office:value-type="string">
            <text:p>CATARATAS</text:p>
          </table:table-cell>
          <table:table-cell office:value-type="string">
            <text:p>problemas de visión nocturna o con luz tenue.</text:p>
          </table:table-cell>
          <table:table-cell table:number-columns-repeated="11"/>
        </table:table-row>
        <table:table-row table:style-name="ro5">
          <table:table-cell office:value-type="string">
            <text:p>CATARATAS</text:p>
          </table:table-cell>
          <table:table-cell office:value-type="string">
            <text:p>Visión doble</text:p>
          </table:table-cell>
          <table:table-cell table:number-columns-repeated="11"/>
        </table:table-row>
        <table:table-row table:style-name="ro5">
          <table:table-cell office:value-type="string">
            <text:p>CATARATAS</text:p>
          </table:table-cell>
          <table:table-cell office:value-type="string">
            <text:p>Pérdida de la intensidad de los colores</text:p>
          </table:table-cell>
          <table:table-cell table:number-columns-repeated="11"/>
        </table:table-row>
        <table:table-row table:style-name="ro6">
          <table:table-cell office:value-type="string">
            <text:p>CATARATAS</text:p>
          </table:table-cell>
          <table:table-cell office:value-type="string">
            <text:p><text:span text:style-name="T1">Problemas para ver contornos contra un fondo o la </text:span><text:span text:style-name="T2">diferencia </text:span><text:span text:style-name="T2">entre sombras de colores</text:span></text:p>
          </table:table-cell>
          <table:table-cell table:number-columns-repeated="11"/>
        </table:table-row>
        <table:table-row table:style-name="ro5">
          <table:table-cell office:value-type="string">
            <text:p>CATARATAS</text:p>
          </table:table-cell>
          <table:table-cell office:value-type="string">
            <text:p>Ver halos alrededor de las luces</text:p>
          </table:table-cell>
          <table:table-cell table:number-columns-repeated="11"/>
        </table:table-row>
        <table:table-row table:style-name="ro5">
          <table:table-cell office:value-type="string">
            <text:p>CATARATAS</text:p>
          </table:table-cell>
          <table:table-cell office:value-type="string">
            <text:p>Cambios frecuentes en las prescripciones de la corrección óptica.</text:p>
          </table:table-cell>
          <table:table-cell table:number-columns-repeated="11"/>
        </table:table-row>
        <table:table-row table:style-name="ro5">
          <table:table-cell office:value-type="string">
            <text:p>CATARATAS</text:p>
          </table:table-cell>
          <table:table-cell office:value-type="string">
            <text:p><text:span text:style-name="T1">disminución en la visión, incluso </text:span><text:span text:style-name="T2">con la luz del día. </text:span></text:p>
          </table:table-cell>
          <table:table-cell table:number-columns-repeated="11"/>
        </table:table-row>
        <table:table-row table:style-name="ro5">
          <table:table-cell office:value-type="string">
            <text:p>Conjuntivitis</text:p>
          </table:table-cell>
          <table:table-cell office:value-type="string">
            <text:p>Visión borrosa</text:p>
          </table:table-cell>
          <table:table-cell table:number-columns-repeated="11"/>
        </table:table-row>
        <table:table-row table:style-name="ro5">
          <table:table-cell office:value-type="string">
            <text:p>Conjuntivitis</text:p>
          </table:table-cell>
          <table:table-cell office:value-type="string">
            <text:p>Costras que se forman en el párpado durante la noche</text:p>
          </table:table-cell>
          <table:table-cell table:number-columns-repeated="11"/>
        </table:table-row>
        <table:table-row table:style-name="ro5">
          <table:table-cell office:value-type="string">
            <text:p>Conjuntivitis</text:p>
          </table:table-cell>
          <table:table-cell office:value-type="string">
            <text:p>Dolor de ojos</text:p>
          </table:table-cell>
          <table:table-cell table:number-columns-repeated="11"/>
        </table:table-row>
        <table:table-row table:style-name="ro5">
          <table:table-cell office:value-type="string">
            <text:p>Conjuntivitis</text:p>
          </table:table-cell>
          <table:table-cell office:value-type="string">
            <text:p>Sensación arenosa en los ojos</text:p>
          </table:table-cell>
          <table:table-cell table:number-columns-repeated="11"/>
        </table:table-row>
        <table:table-row table:style-name="ro5">
          <table:table-cell office:value-type="string">
            <text:p>Conjuntivitis</text:p>
          </table:table-cell>
          <table:table-cell office:value-type="string">
            <text:p>Aumento del lagrimeo</text:p>
          </table:table-cell>
          <table:table-cell table:number-columns-repeated="11"/>
        </table:table-row>
        <table:table-row table:style-name="ro5">
          <table:table-cell office:value-type="string">
            <text:p>Conjuntivitis</text:p>
          </table:table-cell>
          <table:table-cell office:value-type="string">
            <text:p>Picazón en los ojos</text:p>
          </table:table-cell>
          <table:table-cell table:number-columns-repeated="11"/>
        </table:table-row>
        <table:table-row table:style-name="ro5">
          <table:table-cell office:value-type="string">
            <text:p>Conjuntivitis</text:p>
          </table:table-cell>
          <table:table-cell office:value-type="string">
            <text:p>Enrojecimiento de los ojos</text:p>
          </table:table-cell>
          <table:table-cell table:number-columns-repeated="11"/>
        </table:table-row>
        <table:table-row table:style-name="ro5">
          <table:table-cell office:value-type="string">
            <text:p>Conjuntivitis</text:p>
          </table:table-cell>
          <table:table-cell office:value-type="string">
            <text:p>Fotosensibilidad</text:p>
          </table:table-cell>
          <table:table-cell table:number-columns-repeated="11"/>
        </table:table-row>
        <table:table-row table:style-name="ro5">
          <table:table-cell office:value-type="string">
            <text:p>Desprendimiento de retina</text:p>
          </table:table-cell>
          <table:table-cell office:value-type="string">
            <text:p>Visión de destellos de luz brillante, especialmente en la visión periférica</text:p>
          </table:table-cell>
          <table:table-cell table:number-columns-repeated="11"/>
        </table:table-row>
        <table:table-row table:style-name="ro5">
          <table:table-cell office:value-type="string">
            <text:p>Desprendimiento de retina</text:p>
          </table:table-cell>
          <table:table-cell office:value-type="string">
            <text:p>Visión borrosa</text:p>
          </table:table-cell>
          <table:table-cell table:number-columns-repeated="11"/>
        </table:table-row>
        <table:table-row table:style-name="ro5">
          <table:table-cell office:value-type="string">
            <text:p>Desprendimiento de retina</text:p>
          </table:table-cell>
          <table:table-cell office:value-type="string">
            <text:p>Moscas volantes en el ojo</text:p>
          </table:table-cell>
          <table:table-cell table:number-columns-repeated="11"/>
        </table:table-row>
        <table:table-row table:style-name="ro5">
          <table:table-cell office:value-type="string">
            <text:p>Desprendimiento de retina</text:p>
          </table:table-cell>
          <table:table-cell office:value-type="string">
            <text:p>Sombra o ceguera en una parte del campo visual de un ojo</text:p>
          </table:table-cell>
          <table:table-cell table:number-columns-repeated="11"/>
        </table:table-row>
        <table:table-row table:style-name="ro5">
          <table:table-cell office:value-type="string">
            <text:p>Acromatopsia</text:p>
          </table:table-cell>
          <table:table-cell office:value-type="string">
            <text:p>Dificultad para discriminar los colores y tono normales.</text:p>
          </table:table-cell>
          <table:table-cell table:number-columns-repeated="11"/>
        </table:table-row>
        <table:table-row table:style-name="ro5">
          <table:table-cell office:value-type="string">
            <text:p>Acromatopsia</text:p>
          </table:table-cell>
          <table:table-cell office:value-type="string">
            <text:p>Fotosensibilidad</text:p>
          </table:table-cell>
          <table:table-cell table:number-columns-repeated="11"/>
        </table:table-row>
        <table:table-row table:style-name="ro6">
          <table:table-cell office:value-type="string">
            <text:p>Acromatopsia</text:p>
          </table:table-cell>
          <table:table-cell office:value-type="string">
            <text:p><text:span text:style-name="T27">Agudeza visual muy baja especialmente </text:span><text:span text:style-name="T28">en los espacios con </text:span><text:span text:style-name="T28">altos niveles de iluminación.</text:span></text:p>
          </table:table-cell>
          <table:table-cell table:number-columns-repeated="11"/>
        </table:table-row>
        <table:table-row table:style-name="ro5">
          <table:table-cell office:value-type="string">
            <text:p>Estrabismo</text:p>
          </table:table-cell>
          <table:table-cell office:value-type="string">
            <text:p>Visión doble.</text:p>
          </table:table-cell>
          <table:table-cell table:number-columns-repeated="11"/>
        </table:table-row>
        <table:table-row table:style-name="ro5">
          <table:table-cell office:value-type="string">
            <text:p>Estrabismo</text:p>
          </table:table-cell>
          <table:table-cell office:value-type="string">
            <text:p>Ojos que no se alinean en la misma dirección.</text:p>
          </table:table-cell>
          <table:table-cell table:number-columns-repeated="11"/>
        </table:table-row>
        <table:table-row table:style-name="ro5">
          <table:table-cell office:value-type="string">
            <text:p>Estrabismo</text:p>
          </table:table-cell>
          <table:table-cell office:value-type="string">
            <text:p>Movimientos oculares descoordinados (los ojos no se mueven juntos).</text:p>
          </table:table-cell>
          <table:table-cell table:number-columns-repeated="11"/>
        </table:table-row>
        <table:table-row table:style-name="ro5">
          <table:table-cell office:value-type="string">
            <text:p>Estrabismo</text:p>
          </table:table-cell>
          <table:table-cell office:value-type="string">
            <text:p>Pérdida de la visión de un ojo o de la percepción de profundidad. </text:p>
          </table:table-cell>
          <table:table-cell table:number-columns-repeated="11"/>
        </table:table-row>
        <table:table-row table:style-name="ro5">
          <table:table-cell office:value-type="string">
            <text:p>Presbicia</text:p>
          </table:table-cell>
          <table:table-cell office:value-type="string">
            <text:p>Disminución en la capacidad para enfocar objetos cercanos</text:p>
          </table:table-cell>
          <table:table-cell table:number-columns-repeated="11"/>
        </table:table-row>
        <table:table-row table:style-name="ro5">
          <table:table-cell office:value-type="string">
            <text:p>Presbicia</text:p>
          </table:table-cell>
          <table:table-cell office:value-type="string">
            <text:p>Fatiga ocular</text:p>
          </table:table-cell>
          <table:table-cell table:number-columns-repeated="11"/>
        </table:table-row>
        <table:table-row table:style-name="ro5">
          <table:table-cell office:value-type="string">
            <text:p>Presbicia</text:p>
          </table:table-cell>
          <table:table-cell office:value-type="string">
            <text:p>Dolor de cabeza</text:p>
          </table:table-cell>
          <table:table-cell table:number-columns-repeated="11"/>
        </table:table-row>
        <table:table-row table:style-name="ro6">
          <table:table-cell table:style-name="ce11" office:value-type="string">
            <text:p>Glaucoma De Ángulo Abierto</text:p>
          </table:table-cell>
          <table:table-cell office:value-type="string">
            <text:p><text:span text:style-name="T1">Pérdida lenta de la visión (periférica) lateral </text:span><text:span text:style-name="T2">(también llamada </text:span><text:span text:style-name="T2">visión del túnel).</text:span></text:p>
          </table:table-cell>
          <table:table-cell table:number-columns-repeated="2"/>
          <table:table-cell table:style-name="ce11"/>
          <table:table-cell table:number-columns-repeated="8"/>
        </table:table-row>
        <table:table-row table:style-name="ro5">
          <table:table-cell table:style-name="ce12" office:value-type="string">
            <text:p>Glaucoma De Ángulo Cerrado</text:p>
          </table:table-cell>
          <table:table-cell office:value-type="string">
            <text:p>Dolor OCULAR</text:p>
          </table:table-cell>
          <table:table-cell table:number-columns-repeated="2"/>
          <table:table-cell table:style-name="ce11"/>
          <table:table-cell table:number-columns-repeated="8"/>
        </table:table-row>
        <table:table-row table:style-name="ro5">
          <table:table-cell table:style-name="ce12" office:value-type="string">
            <text:p>Glaucoma De Ángulo Cerrado</text:p>
          </table:table-cell>
          <table:table-cell office:value-type="string">
            <text:p><text:span text:style-name="T1">Visión borrosa o disminuida, a menudo denominada "visión </text:span><text:span text:style-name="T2">nublada"</text:span>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5">
          <table:table-cell table:style-name="ce12" office:value-type="string">
            <text:p>Glaucoma De Ángulo Cerrado</text:p>
          </table:table-cell>
          <table:table-cell office:value-type="string">
            <text:p>Náuseas y vómitos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5">
          <table:table-cell table:style-name="ce12" office:value-type="string">
            <text:p>Glaucoma De Ángulo Cerrado</text:p>
          </table:table-cell>
          <table:table-cell office:value-type="string">
            <text:p>Ver halos alrededor de las luces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5">
          <table:table-cell table:style-name="ce12" office:value-type="string">
            <text:p>Glaucoma De Ángulo Cerrado</text:p>
          </table:table-cell>
          <table:table-cell office:value-type="string">
            <text:p>Enrojecimiento de los ojos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5">
          <table:table-cell table:style-name="ce12" office:value-type="string">
            <text:p>Glaucoma De Ángulo Cerrado</text:p>
          </table:table-cell>
          <table:table-cell office:value-type="string">
            <text:p>Sensación de inflamación en el ojo</text:p>
          </table:table-cell>
          <table:table-cell table:number-columns-repeated="2"/>
          <table:table-cell table:style-name="ce12"/>
          <table:table-cell table:number-columns-repeated="8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number-columns-repeated="8"/>
        </table:table-row>
      </table:table>
      <table:table table:name="Relación síntoma-Patología" table:style-name="ta1" table:print="false">
        <table:table-column table:style-name="co12" table:default-cell-style-name="ce14"/>
        <table:table-column table:style-name="co13" table:default-cell-style-name="ce20"/>
        <table:table-column table:style-name="co10" table:number-columns-repeated="6" table:default-cell-style-name="ce20"/>
        <table:table-column table:style-name="co14" table:default-cell-style-name="ce20"/>
        <table:table-column table:style-name="co15" table:default-cell-style-name="ce20"/>
        <table:table-row table:style-name="ro8">
          <table:table-cell table:style-name="ce1" office:value-type="string">
            <text:p>Síntomas finales</text:p>
          </table:table-cell>
          <table:table-cell table:style-name="ce1" office:value-type="string">
            <text:p>Queratocono</text:p>
          </table:table-cell>
          <table:table-cell table:style-name="ce1" office:value-type="string">
            <text:p>Cataratas</text:p>
          </table:table-cell>
          <table:table-cell table:style-name="ce1" office:value-type="string">
            <text:p>Conjuntivitis</text:p>
          </table:table-cell>
          <table:table-cell table:style-name="ce1" office:value-type="string">
            <text:p>Desprendimiento de retina</text:p>
          </table:table-cell>
          <table:table-cell table:style-name="ce1" office:value-type="string">
            <text:p>Acromatopsia</text:p>
          </table:table-cell>
          <table:table-cell table:style-name="ce1" office:value-type="string">
            <text:p>Estrabismo</text:p>
          </table:table-cell>
          <table:table-cell table:style-name="ce1" office:value-type="string">
            <text:p>Presbicia</text:p>
          </table:table-cell>
          <table:table-cell table:style-name="ce1" office:value-type="string">
            <text:p>Glaucoma de ángulo abierto</text:p>
          </table:table-cell>
          <table:table-cell table:style-name="ce1" office:value-type="string">
            <text:p>Glaucoma de ángulo cerrado</text:p>
          </table:table-cell>
        </table:table-row>
        <table:table-row table:style-name="ro7">
          <table:table-cell office:value-type="string">
            <text:p>Visión nublada, borrosa, difusa o velada</text:p>
          </table:table-cell>
          <table:table-cell table:number-columns-repeated="4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7">
          <table:table-cell office:value-type="string">
            <text:p>Ver halos alrededor de las luces</text:p>
          </table:table-cell>
          <table:table-cell table:number-columns-repeated="2" office:value-type="string">
            <text:p>X</text:p>
          </table:table-cell>
          <table:table-cell table:number-columns-repeated="6"/>
          <table:table-cell office:value-type="string">
            <text:p>X</text:p>
          </table:table-cell>
        </table:table-row>
        <table:table-row table:style-name="ro7">
          <table:table-cell office:value-type="string">
            <text:p>Ser sensible al resplandor</text:p>
          </table:table-cell>
          <table:table-cell table:number-columns-repeated="2" office:value-type="string">
            <text:p>X</text:p>
          </table:table-cell>
          <table:table-cell table:number-columns-repeated="7"/>
        </table:table-row>
        <table:table-row table:style-name="ro5">
          <table:table-cell table:style-name="ce15" office:value-type="string">
            <text:p>Problemas de visión nocturna o con luz tenue.</text:p>
          </table:table-cell>
          <table:table-cell table:number-columns-repeated="2" office:value-type="string">
            <text:p>X</text:p>
          </table:table-cell>
          <table:table-cell table:number-columns-repeated="7"/>
        </table:table-row>
        <table:table-row table:style-name="ro5">
          <table:table-cell table:style-name="ce15" office:value-type="string">
            <text:p>Empeoramiento de la miopía.</text:p>
          </table:table-cell>
          <table:table-cell office:value-type="string">
            <text:p>X</text:p>
          </table:table-cell>
          <table:table-cell table:number-columns-repeated="8"/>
        </table:table-row>
        <table:table-row table:style-name="ro5">
          <table:table-cell table:style-name="ce15" office:value-type="string">
            <text:p>Desarrollo de astigmatismo.</text:p>
          </table:table-cell>
          <table:table-cell office:value-type="string">
            <text:p>X</text:p>
          </table:table-cell>
          <table:table-cell table:number-columns-repeated="8"/>
        </table:table-row>
        <table:table-row table:style-name="ro7">
          <table:table-cell office:value-type="string">
            <text:p>Visión doble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7">
          <table:table-cell office:value-type="string">
            <text:p>Pérdida de la intensidad de los colores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5">
          <table:table-cell office:value-type="string">
            <text:p><text:span text:style-name="T1">Problemas para ver contornos contra un fondo o la </text:span><text:span text:style-name="T2">diferencia </text:span><text:span text:style-name="T2">entre sombras de colores</text:span>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7">
          <table:table-cell office:value-type="string">
            <text:p>Cambios frecuentes en las prescripciones de la corrección óptica.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5">
          <table:table-cell office:value-type="string">
            <text:p><text:span text:style-name="T1">Disminución en la visión, incluso </text:span><text:span text:style-name="T2">con la luz del día. </text:span></text:p>
          </table:table-cell>
          <table:table-cell/>
          <table:table-cell office:value-type="string">
            <text:p>X</text:p>
          </table:table-cell>
          <table:table-cell table:number-columns-repeated="7"/>
        </table:table-row>
        <table:table-row table:style-name="ro7">
          <table:table-cell office:value-type="string">
            <text:p>Costras que se forman en el párpado durante la noch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</table:table-row>
        <table:table-row table:style-name="ro7">
          <table:table-cell office:value-type="string">
            <text:p>Dolor ocula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</table:table-row>
        <table:table-row table:style-name="ro7">
          <table:table-cell office:value-type="string">
            <text:p>Sensación arenosa en los ojo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</table:table-row>
        <table:table-row table:style-name="ro7">
          <table:table-cell office:value-type="string">
            <text:p>Aumento del lagrime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</table:table-row>
        <table:table-row table:style-name="ro7">
          <table:table-cell office:value-type="string">
            <text:p>Picazón en los ojo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</table:table-row>
        <table:table-row table:style-name="ro7">
          <table:table-cell office:value-type="string">
            <text:p>Enrojecimiento de los ojo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</table:table-row>
        <table:table-row table:style-name="ro7">
          <table:table-cell office:value-type="string">
            <text:p>Fotosensibilidad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7">
          <table:table-cell table:style-name="ce16" office:value-type="string">
            <text:p>Visión de destellos de luz brillante, especialmente en la visión periférica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"/>
        </table:table-row>
        <table:table-row table:style-name="ro7">
          <table:table-cell table:style-name="ce16" office:value-type="string">
            <text:p>Moscas volantes en el ojo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"/>
        </table:table-row>
        <table:table-row table:style-name="ro7">
          <table:table-cell table:style-name="ce16" office:value-type="string">
            <text:p>Sombra o ceguera en una parte del campo visual de un ojo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"/>
        </table:table-row>
        <table:table-row table:style-name="ro5">
          <table:table-cell table:style-name="ce17" office:value-type="string">
            <text:p>Dificultad para discriminar los colores y tono normales.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4"/>
        </table:table-row>
        <table:table-row table:style-name="ro5">
          <table:table-cell table:style-name="ce18" office:value-type="string">
            <text:p><text:span text:style-name="T27">Agudeza visual muy baja especialmente </text:span><text:span text:style-name="T28">en los espacios con </text:span><text:span text:style-name="T28">altos niveles de iluminación.</text:span>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4"/>
        </table:table-row>
        <table:table-row table:style-name="ro5">
          <table:table-cell table:style-name="ce19" office:value-type="string">
            <text:p>Ojos que no se alinean en la misma dirección.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"/>
        </table:table-row>
        <table:table-row table:style-name="ro5">
          <table:table-cell table:style-name="ce19" office:value-type="string">
            <text:p>Movimientos oculares descoordinados (los ojos no se mueven juntos).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"/>
        </table:table-row>
        <table:table-row table:style-name="ro5">
          <table:table-cell table:style-name="ce19" office:value-type="string">
            <text:p>Pérdida de la visión de un ojo o de la percepción de profundidad. 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"/>
        </table:table-row>
        <table:table-row table:style-name="ro5">
          <table:table-cell table:style-name="ce19" office:value-type="string">
            <text:p>Disminución en la capacidad para enfocar objetos cercanos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19" office:value-type="string">
            <text:p>Fatiga ocular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19" office:value-type="string">
            <text:p>Dolor de cabeza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 table:style-name="ce15" office:value-type="string">
            <text:p><text:span text:style-name="T1">Pérdida lenta de la visión periférica </text:span><text:span text:style-name="T2">(también llamada visión del </text:span><text:span text:style-name="T2">túnel).</text:span></text:p>
          </table:table-cell>
          <table:table-cell table:number-columns-repeated="7"/>
          <table:table-cell office:value-type="string">
            <text:p>X</text:p>
          </table:table-cell>
          <table:table-cell/>
        </table:table-row>
        <table:table-row table:style-name="ro7">
          <table:table-cell office:value-type="string">
            <text:p>Náuseas y vómitos</text:p>
          </table:table-cell>
          <table:table-cell table:number-columns-repeated="8"/>
          <table:table-cell office:value-type="string">
            <text:p>X</text:p>
          </table:table-cell>
        </table:table-row>
        <table:table-row table:style-name="ro7">
          <table:table-cell office:value-type="string">
            <text:p>Sensación de inflamación en el ojo</text:p>
          </table:table-cell>
          <table:table-cell table:number-columns-repeated="8"/>
          <table:table-cell office:value-type="string">
            <text:p>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angal1" svg:font-family="Mangal" style:font-pitch="variable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19/01/2017</text:date>, <text:time>19:57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8:44:08.67</meta:creation-date>
    <dc:date>2017-01-19T19:57:19.12</dc:date>
    <meta:editing-duration>PT6H40M40S</meta:editing-duration>
    <meta:editing-cycles>9</meta:editing-cycles>
    <meta:generator>OpenOffice/4.1.1$Win32 OpenOffice.org_project/411m6$Build-9775</meta:generator>
    <meta:document-statistic meta:table-count="3" meta:cell-count="221" meta:object-count="0"/>
  </office:meta>
</office:document-meta>
</file>